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46f9" officeooo:paragraph-rsid="000746f9" style:font-size-asian="18pt" style:font-size-complex="18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Checklist</text:p>
      <text:p text:style-name="P1"/>
      <text:p text:style-name="P1">--Did you start the function with <text:span text:style-name="T1">def</text:span>?</text:p>
      <text:p text:style-name="P1"/>
      <text:p text:style-name="P1">--Does the function name have only characters and _ (underscore) characters?</text:p>
      <text:p text:style-name="P1"/>
      <text:p text:style-name="P1">--Did you put an open parenthesis ( right after the function name?</text:p>
      <text:p text:style-name="P1"/>
      <text:p text:style-name="P1">--Did you put your arguments after the parenthesis ( separated by commas?</text:p>
      <text:p text:style-name="P1"/>
      <text:p text:style-name="P1">--Did you make each argument unique (meaning no duplicated names)?</text:p>
      <text:p text:style-name="P1"/>
      <text:p text:style-name="P1">--Did you put a close parenthesis ) after the arguments?</text:p>
      <text:p text:style-name="P1"/>
      <text:p text:style-name="P1">--Did you indent all lines of code you want in the function two spaces?</text:p>
      <text:p text:style-name="P1"/>
      <text:p text:style-name="P1">--Did you end your function with <text:span text:style-name="T1">end</text:span> lined up with the <text:span text:style-name="T1">def</text:span> above?</text:p>
      <text:p text:style-name="P1"/>
      <text:p text:style-name="P1">When you run ("use" or "call") a function, check these things:</text:p>
      <text:p text:style-name="P1"/>
      <text:p text:style-name="P1"/>
      <text:p text:style-name="P1">--Did you call/use/run this function by typing its name?</text:p>
      <text:p text:style-name="P1"/>
      <text:p text:style-name="P1">--Did you put the ( character after the name to run it?</text:p>
      <text:p text:style-name="P1"/>
      <text:p text:style-name="P1">--Did you put the values you want into the parenthesis separated by commas?</text:p>
      <text:p text:style-name="P1"/>
      <text:p text:style-name="P1"><text:soft-page-break/>Did you end the function call with a ) character?</text:p>
      <text:p text:style-name="P1"/>
      <text:p text:style-name="P1">Functions that don’t have parameters do not need the () after them, but would it be clearer if you wrote them anyway?</text:p>
      <text:p text:style-name="P1"/>
      <text:p text:style-name="P1">“To ‘run,’ ‘call,’ or ‘use” a function all mean the same thing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7:57:24.469920554</meta:creation-date>
    <dc:date>2018-06-25T18:00:19.552488297</dc:date>
    <meta:editing-duration>PT2M5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191" meta:character-count="1007" meta:non-whitespace-character-count="843"/>
  </office:meta>
</office:document-meta>
</file>